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fo:font-weight="bold" officeooo:rsid="001a5bc8" officeooo:paragraph-rsid="001a5bc8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fo:font-weight="normal" officeooo:rsid="0012e337" officeooo:paragraph-rsid="0012e33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13f2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12e33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4pt" fo:font-weight="normal" officeooo:rsid="0012e337" officeooo:paragraph-rsid="0014152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13f24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6pt" fo:font-weight="bold" officeooo:rsid="0012e337" officeooo:paragraph-rsid="0012e337" style:font-size-asian="14pt" style:font-weight-asian="bold" style:font-size-complex="16pt" style:font-weight-complex="bold"/>
    </style:style>
    <style:style style:name="P8" style:family="paragraph" style:parent-style-name="Standard">
      <style:text-properties style:font-name="Ubuntu" fo:font-size="12pt" fo:font-weight="normal" officeooo:rsid="001b31ea" officeooo:paragraph-rsid="001b31ea" style:font-size-asian="10.5pt" style:font-weight-asian="normal" style:font-size-complex="12pt" style:font-weight-complex="normal"/>
    </style:style>
    <style:style style:name="T1" style:family="text">
      <style:text-properties officeooo:rsid="00113fcc"/>
    </style:style>
    <style:style style:name="T2" style:family="text">
      <style:text-properties officeooo:rsid="0014152c"/>
    </style:style>
    <style:style style:name="T3" style:family="text">
      <style:text-properties officeooo:rsid="001a5b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entureiro</text:p>
      <text:p text:style-name="P8">herda de Personagem</text:p>
      <text:p text:style-name="P8"/>
      <text:p text:style-name="P3">A classe A<text:span text:style-name="T1">ventureiro</text:span> <text:span text:style-name="T1">representa o personagem principal do jogo.</text:span></text:p>
      <text:p text:style-name="P3"/>
      <text:p text:style-name="P6">Sumário do Construtor</text:p>
      <text:p text:style-name="P3">- <text:span text:style-name="T3">Aventureiro</text:span>(<text:span text:style-name="T3">String</text:span> <text:span text:style-name="T1">nome</text:span>)</text:p>
      <text:p text:style-name="P3">Inicializa <text:span text:style-name="T3">Aventureiro com o nome recebido como parâmetro e faz o tributo tipo receber TipoElemento.AVENTUREIRO.</text:span></text:p>
      <text:p text:style-name="P3"/>
      <text:p text:style-name="P7">Sumário dos Métodos</text:p>
      <text:p text:style-name="P4">- encontrouTesouro(Camara cam)</text:p>
      <text:p text:style-name="P2">tipo de retorno: boolean</text:p>
      <text:p text:style-name="P2"/>
      <text:p text:style-name="P4">Retorna se o Aventureiro encontrou o tesouro. <text:span text:style-name="T2">Checa o tipo da câmara e se o personagem chegou no final da mesma.</text:span></text:p>
      <text:p text:style-name="P4"/>
      <text:p text:style-name="P4">- encontrouMensagem(Camara cam)</text:p>
      <text:p text:style-name="P2">tipo de retorno: boolean</text:p>
      <text:p text:style-name="P2"/>
      <text:p text:style-name="P5">Retorna se o Aventureiro encontrou a mensagem. <text:span text:style-name="T2">Checa o tipo da câmara e se o personagem chegou no final da mes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42:43.721686161</meta:creation-date>
    <dc:date>2017-06-16T10:09:16.387214008</dc:date>
    <meta:editing-duration>PT35M29S</meta:editing-duration>
    <meta:editing-cycles>8</meta:editing-cycles>
    <meta:generator>LibreOffice/5.2.2.2$Linux_X86_64 LibreOffice_project/20m0$Build-2</meta:generator>
    <meta:document-statistic meta:table-count="0" meta:image-count="0" meta:object-count="0" meta:page-count="1" meta:paragraph-count="13" meta:word-count="93" meta:character-count="605" meta:non-whitespace-character-count="525"/>
  </office:meta>
</office:document-meta>
</file>